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75in"/>
    </style:style>
    <style:style style:name="co3" style:family="table-column">
      <style:table-column-properties fo:break-before="auto" style:column-width="4.03125in"/>
    </style:style>
    <style:style style:name="co4" style:family="table-column">
      <style:table-column-properties fo:break-before="auto" style:column-width="1.968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1" table:default-cell-style-name="ce15"/>
        <table:table-column table:style-name="co4" table:default-cell-style-name="ce15"/>
        <table:table-column table:style-name="co1" table:default-cell-style-name="ce15" table:number-columns-repeated="251"/>
        <table:table-row table:style-name="ro2">
          <table:table-cell table:style-name="ce21" office:value-type="string">
            <text:p>Date </text:p>
          </table:table-cell>
          <table:table-cell table:style-name="ce22" office:value-type="string">
            <text:p>Charge </text:p>
          </table:table-cell>
          <table:table-cell table:style-name="ce23" office:value-type="string">
            <text:p>Street </text:p>
          </table:table-cell>
          <table:table-cell table:style-name="ce23" office:value-type="string">
            <text:p>Zipcode </text:p>
          </table:table-cell>
          <table:table-cell table:style-name="ce23" office:value-type="string">
            <text:p>SubDivsion</text:p>
          </table:table-cell>
        </table:table-row>
        <table:table-row table:style-name="ro2">
          <table:table-cell table:style-name="ce24" office:value-type="date" office:date-value="2006-12-11T00:00:00">
            <text:p>12/1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AUGUST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SEAFORD SHORES ESTATES</text:p>
          </table:table-cell>
        </table:table-row>
        <table:table-row table:style-name="ro2">
          <table:table-cell table:style-name="ce24" office:value-type="date" office:date-value="2006-03-19T00:00:00">
            <text:p>3/1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AUGUST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SEAFORD SHORES ESTATES</text:p>
          </table:table-cell>
        </table:table-row>
        <table:table-row table:style-name="ro2">
          <table:table-cell table:style-name="ce24" office:value-type="date" office:date-value="2006-11-29T00:00:00">
            <text:p>11/29/2006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BACK CREEK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12-02T00:00:00">
            <text:p>12/2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ACK CREEK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10-03T00:00:00">
            <text:p>10/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CK CREEK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8-31T00:00:00">
            <text:p>8/31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BACK CREEK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8-19T00:00:00">
            <text:p>8/19/2006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BACK CREEK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8-29T00:00:00">
            <text:p>8/2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CK CREEK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6-23T00:00:00">
            <text:p>6/23/2006</text:p>
          </table:table-cell>
          <table:table-cell table:style-name="ce21" office:value-type="string">
            <text:p>EXTORTION </text:p>
          </table:table-cell>
          <table:table-cell table:style-name="ce21" office:value-type="string">
            <text:p>BACK CREEK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7-18T00:00:00">
            <text:p>7/18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ACK CREEK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6-04T00:00:00">
            <text:p>6/4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ACK CREEK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6-04T00:00:00">
            <text:p>6/4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BACK CREEK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4-03T00:00:00">
            <text:p>4/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CK CREEK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3-28T00:00:00">
            <text:p>3/2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CK CREEK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3-25T00:00:00">
            <text:p>3/25/2006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BACK CREEK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3-17T00:00:00">
            <text:p>3/17/2006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BACK CREEK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2-26T00:00:00">
            <text:p>2/2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CK CREEK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2-11T00:00:00">
            <text:p>2/11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ACK CREEK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2-11T00:00:00">
            <text:p>2/11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ACK CREEK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2-11T00:00:00">
            <text:p>2/11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ACK CREEK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9-16T00:00:00">
            <text:p>9/16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BACK CREEK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PARTRIDGE PLACE</text:p>
          </table:table-cell>
        </table:table-row>
        <table:table-row table:style-name="ro2">
          <table:table-cell table:style-name="ce24" office:value-type="date" office:date-value="2006-09-16T00:00:00">
            <text:p>9/16/2006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BACK CREEK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PARTRIDGE PLACE</text:p>
          </table:table-cell>
        </table:table-row>
        <table:table-row table:style-name="ro2">
          <table:table-cell table:style-name="ce24" office:value-type="date" office:date-value="2006-08-24T00:00:00">
            <text:p>8/24/2006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BACK CREEK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PARTRIDGE PLACE</text:p>
          </table:table-cell>
        </table:table-row>
        <table:table-row table:style-name="ro2">
          <table:table-cell table:style-name="ce24" office:value-type="date" office:date-value="2006-07-14T00:00:00">
            <text:p>7/1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ACK CREEK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PARTRIDGE PLACE</text:p>
          </table:table-cell>
        </table:table-row>
        <table:table-row table:style-name="ro2">
          <table:table-cell table:style-name="ce24" office:value-type="date" office:date-value="2006-01-11T00:00:00">
            <text:p>1/1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CK CREEK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7-16T00:00:00">
            <text:p>7/1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CK CREEK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4-23T00:00:00">
            <text:p>4/23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ACK CREEK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3-10T00:00:00">
            <text:p>3/1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CK CREEK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12-19T00:00:00">
            <text:p>12/19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AY TREE BEACH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10-03T00:00:00">
            <text:p>10/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ENJAMIN COURT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PORT MEYERS</text:p>
          </table:table-cell>
        </table:table-row>
        <table:table-row table:style-name="ro2">
          <table:table-cell table:style-name="ce24" office:value-type="date" office:date-value="2006-11-07T00:00:00">
            <text:p>11/7/2006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BLANTON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SEAFORD SHORES ESTATES</text:p>
          </table:table-cell>
        </table:table-row>
        <table:table-row table:style-name="ro2">
          <table:table-cell table:style-name="ce24" office:value-type="date" office:date-value="2006-08-01T00:00:00">
            <text:p>8/1/2006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CHEADLE LOOP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CHEADLE HEIGHTS</text:p>
          </table:table-cell>
        </table:table-row>
        <table:table-row table:style-name="ro2">
          <table:table-cell table:style-name="ce24" office:value-type="date" office:date-value="2006-03-15T00:00:00">
            <text:p>3/15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CHEADLE LOOP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CHEADLE HEIGHTS</text:p>
          </table:table-cell>
        </table:table-row>
        <table:table-row table:style-name="ro2">
          <table:table-cell table:style-name="ce24" office:value-type="date" office:date-value="2006-01-10T00:00:00">
            <text:p>1/10/2006</text:p>
          </table:table-cell>
          <table:table-cell table:style-name="ce21" office:value-type="string">
            <text:p>MANUF, SALE, POSS CONTROL SUBST -SCHEDULE I,II </text:p>
          </table:table-cell>
          <table:table-cell table:style-name="ce21" office:value-type="string">
            <text:p>CHEADLE LOOP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CHEADLE HEIGHTS</text:p>
          </table:table-cell>
        </table:table-row>
        <table:table-row table:style-name="ro2">
          <table:table-cell table:style-name="ce24" office:value-type="date" office:date-value="2006-08-29T00:00:00">
            <text:p>8/2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EADLE LOOP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CHEADLE HEIGHTS</text:p>
          </table:table-cell>
        </table:table-row>
        <table:table-row table:style-name="ro2">
          <table:table-cell table:style-name="ce24" office:value-type="date" office:date-value="2006-03-09T00:00:00">
            <text:p>3/9/2006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CHEADLE LOOP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CHEADLE HEIGHTS</text:p>
          </table:table-cell>
        </table:table-row>
        <table:table-row table:style-name="ro2">
          <table:table-cell table:style-name="ce24" office:value-type="date" office:date-value="2006-09-28T00:00:00">
            <text:p>9/2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ISMAN LANDING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CHISMAN LANDING</text:p>
          </table:table-cell>
        </table:table-row>
        <table:table-row table:style-name="ro2">
          <table:table-cell table:style-name="ce24" office:value-type="date" office:date-value="2006-09-28T00:00:00">
            <text:p>9/28/2006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CHISMAN LANDING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CHISMAN LANDING</text:p>
          </table:table-cell>
        </table:table-row>
        <table:table-row table:style-name="ro2">
          <table:table-cell table:style-name="ce24" office:value-type="date" office:date-value="2006-02-03T00:00:00">
            <text:p>2/3/2006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CLAXTON CREEK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11-14T00:00:00">
            <text:p>11/1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LAXTON CREEK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4-29T00:00:00">
            <text:p>4/29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LAXTON CREEK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WOODSIDE HAVEN</text:p>
          </table:table-cell>
        </table:table-row>
        <table:table-row table:style-name="ro2">
          <table:table-cell table:style-name="ce24" office:value-type="date" office:date-value="2006-12-06T00:00:00">
            <text:p>12/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LAXTON CREEK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WOODSIDE HAVEN</text:p>
          </table:table-cell>
        </table:table-row>
        <table:table-row table:style-name="ro2">
          <table:table-cell table:style-name="ce24" office:value-type="date" office:date-value="2006-12-10T00:00:00">
            <text:p>12/1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OVE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CHERRY COVE</text:p>
          </table:table-cell>
        </table:table-row>
        <table:table-row table:style-name="ro2">
          <table:table-cell table:style-name="ce24" office:value-type="date" office:date-value="2006-11-12T00:00:00">
            <text:p>11/1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OVE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CHERRY COVE</text:p>
          </table:table-cell>
        </table:table-row>
        <table:table-row table:style-name="ro2">
          <table:table-cell table:style-name="ce24" office:value-type="date" office:date-value="2006-10-28T00:00:00">
            <text:p>10/2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VE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CHERRY COVE</text:p>
          </table:table-cell>
        </table:table-row>
        <table:table-row table:style-name="ro2">
          <table:table-cell table:style-name="ce24" office:value-type="date" office:date-value="2006-05-23T00:00:00">
            <text:p>5/23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CREEK CIRCLE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YORK POINT</text:p>
          </table:table-cell>
        </table:table-row>
        <table:table-row table:style-name="ro2">
          <table:table-cell table:style-name="ce24" office:value-type="date" office:date-value="2006-05-23T00:00:00">
            <text:p>5/23/2006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CREEK CIRCLE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YORK POINT</text:p>
          </table:table-cell>
        </table:table-row>
        <table:table-row table:style-name="ro2">
          <table:table-cell table:style-name="ce24" office:value-type="date" office:date-value="2006-09-16T00:00:00">
            <text:p>9/16/2006</text:p>
          </table:table-cell>
          <table:table-cell table:style-name="ce21" office:value-type="string">
            <text:p>RAPE </text:p>
          </table:table-cell>
          <table:table-cell table:style-name="ce22" office:value-type="string">
            <text:p>CROCKETT ROAD </text:p>
          </table:table-cell>
          <table:table-cell table:style-name="ce25" office:value-type="float" office:value="23696">
            <text:p>23696</text:p>
          </table:table-cell>
          <table:table-cell table:style-name="ce23" office:value-type="string">
            <text:p>EVERGREEN SHORES</text:p>
          </table:table-cell>
        </table:table-row>
        <table:table-row table:style-name="ro2">
          <table:table-cell table:style-name="ce24" office:value-type="date" office:date-value="2006-04-09T00:00:00">
            <text:p>4/9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ROCKETT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EVERGREEN SHORES</text:p>
          </table:table-cell>
        </table:table-row>
        <table:table-row table:style-name="ro2">
          <table:table-cell table:style-name="ce24" office:value-type="date" office:date-value="2006-04-09T00:00:00">
            <text:p>4/9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ROCKETT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EVERGREEN SHORES</text:p>
          </table:table-cell>
        </table:table-row>
        <table:table-row table:style-name="ro2">
          <table:table-cell table:style-name="ce24" office:value-type="date" office:date-value="2006-04-09T00:00:00">
            <text:p>4/9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CROCKETT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EVERGREEN SHORES</text:p>
          </table:table-cell>
        </table:table-row>
        <table:table-row table:style-name="ro2">
          <table:table-cell table:style-name="ce24" office:value-type="date" office:date-value="2006-04-09T00:00:00">
            <text:p>4/9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ROCKETT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EVERGREEN SHORES</text:p>
          </table:table-cell>
        </table:table-row>
        <table:table-row table:style-name="ro2">
          <table:table-cell table:style-name="ce24" office:value-type="date" office:date-value="2006-02-07T00:00:00">
            <text:p>2/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ROCKETT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EVERGREEN SHORES</text:p>
          </table:table-cell>
        </table:table-row>
        <table:table-row table:style-name="ro2">
          <table:table-cell table:style-name="ce24" office:value-type="date" office:date-value="2006-12-27T00:00:00">
            <text:p>12/27/2006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CROCKETT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EVERGREEN SHORES</text:p>
          </table:table-cell>
        </table:table-row>
        <table:table-row table:style-name="ro2">
          <table:table-cell table:style-name="ce24" office:value-type="date" office:date-value="2006-12-12T00:00:00">
            <text:p>12/12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DAVIS CIRCLE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HERITAGE HAMLET</text:p>
          </table:table-cell>
        </table:table-row>
        <table:table-row table:style-name="ro2">
          <table:table-cell table:style-name="ce24" office:value-type="date" office:date-value="2006-08-28T00:00:00">
            <text:p>8/2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AVIS CIRCLE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HERITAGE HAMLET</text:p>
          </table:table-cell>
        </table:table-row>
        <table:table-row table:style-name="ro2">
          <table:table-cell table:style-name="ce24" office:value-type="date" office:date-value="2006-08-06T00:00:00">
            <text:p>8/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AWSON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YORKSHIRE PARK</text:p>
          </table:table-cell>
        </table:table-row>
        <table:table-row table:style-name="ro2">
          <table:table-cell table:style-name="ce24" office:value-type="date" office:date-value="2006-11-25T00:00:00">
            <text:p>11/25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DEALBA LANE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12-15T00:00:00">
            <text:p>12/1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EALBA LANE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7-10T00:00:00">
            <text:p>7/10/2006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DEALBA LANE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6-10T00:00:00">
            <text:p>6/1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EALBA LANE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5-27T00:00:00">
            <text:p>5/27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LENN COVE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EVERGREEN SHORES</text:p>
          </table:table-cell>
        </table:table-row>
        <table:table-row table:style-name="ro2">
          <table:table-cell table:style-name="ce24" office:value-type="date" office:date-value="2006-12-08T00:00:00">
            <text:p>12/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NSFORD COURT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6-08T00:00:00">
            <text:p>6/8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HANSFORD COURT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10-01T00:00:00">
            <text:p>10/1/2006</text:p>
          </table:table-cell>
          <table:table-cell table:style-name="ce21" office:value-type="string">
            <text:p>CRUELTY TO ANIMALS </text:p>
          </table:table-cell>
          <table:table-cell table:style-name="ce21" office:value-type="string">
            <text:p>HARBOUR CRESENT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HARBOR TERRACE</text:p>
          </table:table-cell>
        </table:table-row>
        <table:table-row table:style-name="ro2">
          <table:table-cell table:style-name="ce24" office:value-type="date" office:date-value="2006-04-21T00:00:00">
            <text:p>4/21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HERITAGE PLACE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HERITAGE HAMLET</text:p>
          </table:table-cell>
        </table:table-row>
        <table:table-row table:style-name="ro2">
          <table:table-cell table:style-name="ce24" office:value-type="date" office:date-value="2006-04-21T00:00:00">
            <text:p>4/21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HERITAGE PLACE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HERITAGE HAMLET</text:p>
          </table:table-cell>
        </table:table-row>
        <table:table-row table:style-name="ro2">
          <table:table-cell table:style-name="ce24" office:value-type="date" office:date-value="2006-11-01T00:00:00">
            <text:p>11/1/2006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IRA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HERITAGE HAMLET</text:p>
          </table:table-cell>
        </table:table-row>
        <table:table-row table:style-name="ro2">
          <table:table-cell table:style-name="ce24" office:value-type="date" office:date-value="2006-11-01T00:00:00">
            <text:p>11/1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IRA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HERITAGE HAMLET</text:p>
          </table:table-cell>
        </table:table-row>
        <table:table-row table:style-name="ro2">
          <table:table-cell table:style-name="ce24" office:value-type="date" office:date-value="2006-08-17T00:00:00">
            <text:p>8/1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IRONMUNGER LANE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9-06T00:00:00">
            <text:p>9/6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JACKSON DRIVE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8-31T00:00:00">
            <text:p>8/31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JOANNE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CHEADLE HEIGHTS</text:p>
          </table:table-cell>
        </table:table-row>
        <table:table-row table:style-name="ro2">
          <table:table-cell table:style-name="ce24" office:value-type="date" office:date-value="2006-03-29T00:00:00">
            <text:p>3/29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JOANNE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CHEADLE HEIGHTS</text:p>
          </table:table-cell>
        </table:table-row>
        <table:table-row table:style-name="ro2">
          <table:table-cell table:style-name="ce24" office:value-type="date" office:date-value="2006-01-23T00:00:00">
            <text:p>1/23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KENNETH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SEAFORD SHORES ESTATES</text:p>
          </table:table-cell>
        </table:table-row>
        <table:table-row table:style-name="ro2">
          <table:table-cell table:style-name="ce24" office:value-type="date" office:date-value="2006-01-12T00:00:00">
            <text:p>1/1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KENNETH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SEAFORD SHORES ESTATES</text:p>
          </table:table-cell>
        </table:table-row>
        <table:table-row table:style-name="ro2">
          <table:table-cell table:style-name="ce24" office:value-type="date" office:date-value="2006-12-08T00:00:00">
            <text:p>12/8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LANDING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8-15T00:00:00">
            <text:p>8/1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ANDING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1-27T00:00:00">
            <text:p>1/27/2006</text:p>
          </table:table-cell>
          <table:table-cell table:style-name="ce21" office:value-type="string">
            <text:p>PROFANE, THREATENING LANGUAGE OVER PUBLIC AIRWAY </text:p>
          </table:table-cell>
          <table:table-cell table:style-name="ce21" office:value-type="string">
            <text:p>LANDING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1-27T00:00:00">
            <text:p>1/27/2006</text:p>
          </table:table-cell>
          <table:table-cell table:style-name="ce21" office:value-type="string">
            <text:p>STALKING -3RD OFFENSE </text:p>
          </table:table-cell>
          <table:table-cell table:style-name="ce21" office:value-type="string">
            <text:p>LANDING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1-14T00:00:00">
            <text:p>1/14/2006</text:p>
          </table:table-cell>
          <table:table-cell table:style-name="ce21" office:value-type="string">
            <text:p>STALKING </text:p>
          </table:table-cell>
          <table:table-cell table:style-name="ce21" office:value-type="string">
            <text:p>LANDING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3-01T00:00:00">
            <text:p>3/1/2006</text:p>
          </table:table-cell>
          <table:table-cell table:style-name="ce21" office:value-type="string">
            <text:p>CARNAL KNOWLEDGE OF A CHILD 13 TO 15 YRS OLD </text:p>
          </table:table-cell>
          <table:table-cell table:style-name="ce21" office:value-type="string">
            <text:p>LEWIS DRIVE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9-30T00:00:00">
            <text:p>9/3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UDLOW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SOMMERVILLE</text:p>
          </table:table-cell>
        </table:table-row>
        <table:table-row table:style-name="ro2">
          <table:table-cell table:style-name="ce24" office:value-type="date" office:date-value="2006-05-30T00:00:00">
            <text:p>5/30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LUDLOW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SOMMERVILLE</text:p>
          </table:table-cell>
        </table:table-row>
        <table:table-row table:style-name="ro2">
          <table:table-cell table:style-name="ce24" office:value-type="date" office:date-value="2006-05-27T00:00:00">
            <text:p>5/27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LUDLOW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SOMMERVILLE</text:p>
          </table:table-cell>
        </table:table-row>
        <table:table-row table:style-name="ro2">
          <table:table-cell table:style-name="ce24" office:value-type="date" office:date-value="2006-05-27T00:00:00">
            <text:p>5/27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LUDLOW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SOMMERVILLE</text:p>
          </table:table-cell>
        </table:table-row>
        <table:table-row table:style-name="ro2">
          <table:table-cell table:style-name="ce24" office:value-type="date" office:date-value="2006-05-27T00:00:00">
            <text:p>5/2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UDLOW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SOMMERVILLE</text:p>
          </table:table-cell>
        </table:table-row>
        <table:table-row table:style-name="ro2">
          <table:table-cell table:style-name="ce24" office:value-type="date" office:date-value="2006-05-28T00:00:00">
            <text:p>5/28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LUDLOW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SOMMERVILLE</text:p>
          </table:table-cell>
        </table:table-row>
        <table:table-row table:style-name="ro2">
          <table:table-cell table:style-name="ce24" office:value-type="date" office:date-value="2006-05-28T00:00:00">
            <text:p>5/28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LUDLOW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SOMMERVILLE</text:p>
          </table:table-cell>
        </table:table-row>
        <table:table-row table:style-name="ro2">
          <table:table-cell table:style-name="ce24" office:value-type="date" office:date-value="2006-05-28T00:00:00">
            <text:p>5/2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UDLOW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SOMMERVILLE</text:p>
          </table:table-cell>
        </table:table-row>
        <table:table-row table:style-name="ro2">
          <table:table-cell table:style-name="ce24" office:value-type="date" office:date-value="2006-05-28T00:00:00">
            <text:p>5/28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LUDLOW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SOMMERVILLE</text:p>
          </table:table-cell>
        </table:table-row>
        <table:table-row table:style-name="ro2">
          <table:table-cell table:style-name="ce24" office:value-type="date" office:date-value="2006-05-28T00:00:00">
            <text:p>5/28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LUDLOW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SOMMERVILLE</text:p>
          </table:table-cell>
        </table:table-row>
        <table:table-row table:style-name="ro2">
          <table:table-cell table:style-name="ce24" office:value-type="date" office:date-value="2006-01-16T00:00:00">
            <text:p>1/16/2006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MASTIN AVENUE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HERITAGE HAMLET</text:p>
          </table:table-cell>
        </table:table-row>
        <table:table-row table:style-name="ro2">
          <table:table-cell table:style-name="ce24" office:value-type="date" office:date-value="2006-01-11T00:00:00">
            <text:p>1/11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MCPHERSON COURT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SOMMERVILLE</text:p>
          </table:table-cell>
        </table:table-row>
        <table:table-row table:style-name="ro2">
          <table:table-cell table:style-name="ce24" office:value-type="date" office:date-value="2006-05-01T00:00:00">
            <text:p>5/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OSS AVENUE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HERITAGE HAMLET</text:p>
          </table:table-cell>
        </table:table-row>
        <table:table-row table:style-name="ro2">
          <table:table-cell table:style-name="ce24" office:value-type="date" office:date-value="2006-03-24T00:00:00">
            <text:p>3/24/2006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MOSS AVENUE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HERITAGE HAMLET</text:p>
          </table:table-cell>
        </table:table-row>
        <table:table-row table:style-name="ro2">
          <table:table-cell table:style-name="ce24" office:value-type="date" office:date-value="2006-03-24T00:00:00">
            <text:p>3/24/2006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MOSS AVENUE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HERITAGE HAMLET</text:p>
          </table:table-cell>
        </table:table-row>
        <table:table-row table:style-name="ro2">
          <table:table-cell table:style-name="ce24" office:value-type="date" office:date-value="2006-02-10T00:00:00">
            <text:p>2/10/2006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OLD SEAFORD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9-02T00:00:00">
            <text:p>9/2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PAMELA PLACE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HERITAGE HAMLET</text:p>
          </table:table-cell>
        </table:table-row>
        <table:table-row table:style-name="ro2">
          <table:table-cell table:style-name="ce24" office:value-type="date" office:date-value="2006-01-22T00:00:00">
            <text:p>1/2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AMELA PLACE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HERITAGE HAMLET</text:p>
          </table:table-cell>
        </table:table-row>
        <table:table-row table:style-name="ro2">
          <table:table-cell table:style-name="ce24" office:value-type="date" office:date-value="2006-12-12T00:00:00">
            <text:p>12/1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RESSON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11-26T00:00:00">
            <text:p>11/2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RESSON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7-20T00:00:00">
            <text:p>7/20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PRESSON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12-07T00:00:00">
            <text:p>12/7/2006</text:p>
          </table:table-cell>
          <table:table-cell table:style-name="ce21" office:value-type="string">
            <text:p>PROBATION VIOLATION - JUVENILE </text:p>
          </table:table-cell>
          <table:table-cell table:style-name="ce21" office:value-type="string">
            <text:p>PURGOLD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10-15T00:00:00">
            <text:p>10/15/2006</text:p>
          </table:table-cell>
          <table:table-cell table:style-name="ce21" office:value-type="string">
            <text:p>CRUELTY TO ANIMALS </text:p>
          </table:table-cell>
          <table:table-cell table:style-name="ce21" office:value-type="string">
            <text:p>PURGOLD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5-09-20T00:00:00">
            <text:p>9/20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RAYMOND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SEAFORD SHORES ESTATES</text:p>
          </table:table-cell>
        </table:table-row>
        <table:table-row table:style-name="ro2">
          <table:table-cell table:style-name="ce24" office:value-type="date" office:date-value="2006-05-16T00:00:00">
            <text:p>5/1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AYMOND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SEAFORD SHORES ESTATES</text:p>
          </table:table-cell>
        </table:table-row>
        <table:table-row table:style-name="ro2">
          <table:table-cell table:style-name="ce24" office:value-type="date" office:date-value="2006-06-05T00:00:00">
            <text:p>6/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EBECCA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HERITAGE HAMLET</text:p>
          </table:table-cell>
        </table:table-row>
        <table:table-row table:style-name="ro2">
          <table:table-cell table:style-name="ce24" office:value-type="date" office:date-value="2006-07-28T00:00:00">
            <text:p>7/2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OBANNA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ROBANNA SHORES</text:p>
          </table:table-cell>
        </table:table-row>
        <table:table-row table:style-name="ro2">
          <table:table-cell table:style-name="ce24" office:value-type="date" office:date-value="2006-12-18T00:00:00">
            <text:p>12/1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12-14T00:00:00">
            <text:p>12/14/2006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12-14T00:00:00">
            <text:p>12/1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5-12-01T00:00:00">
            <text:p>12/1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11-07T00:00:00">
            <text:p>11/7/2006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11-03T00:00:00">
            <text:p>11/3/2006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10-23T00:00:00">
            <text:p>10/2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11-18T00:00:00">
            <text:p>11/1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11-07T00:00:00">
            <text:p>11/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10-29T00:00:00">
            <text:p>10/2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10-17T00:00:00">
            <text:p>10/1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8-04T00:00:00">
            <text:p>8/4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8-04T00:00:00">
            <text:p>8/4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9-23T00:00:00">
            <text:p>9/2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7-19T00:00:00">
            <text:p>7/19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8-26T00:00:00">
            <text:p>8/26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8-23T00:00:00">
            <text:p>8/23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8-10T00:00:00">
            <text:p>8/1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8-09T00:00:00">
            <text:p>8/9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8-02T00:00:00">
            <text:p>8/2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7-31T00:00:00">
            <text:p>7/31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7-24T00:00:00">
            <text:p>7/24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7-24T00:00:00">
            <text:p>7/2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7-11T00:00:00">
            <text:p>7/11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7-22T00:00:00">
            <text:p>7/2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7-23T00:00:00">
            <text:p>7/23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7-18T00:00:00">
            <text:p>7/1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7-14T00:00:00">
            <text:p>7/1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6-19T00:00:00">
            <text:p>6/19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6-08T00:00:00">
            <text:p>6/8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6-14T00:00:00">
            <text:p>6/1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5-28T00:00:00">
            <text:p>5/2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5-29T00:00:00">
            <text:p>5/29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5-24T00:00:00">
            <text:p>5/24/2006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5-20T00:00:00">
            <text:p>5/20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5-20T00:00:00">
            <text:p>5/20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5-16T00:00:00">
            <text:p>5/16/2006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5-16T00:00:00">
            <text:p>5/16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5-15T00:00:00">
            <text:p>5/15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5-15T00:00:00">
            <text:p>5/15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5-05T00:00:00">
            <text:p>5/5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5-06T00:00:00">
            <text:p>5/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4-22T00:00:00">
            <text:p>4/2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3-19T00:00:00">
            <text:p>3/1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3-18T00:00:00">
            <text:p>3/1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2-21T00:00:00">
            <text:p>2/2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5-04-01T00:00:00">
            <text:p>4/1/2005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CHERRY COVE</text:p>
          </table:table-cell>
        </table:table-row>
        <table:table-row table:style-name="ro2">
          <table:table-cell table:style-name="ce24" office:value-type="date" office:date-value="2006-12-22T00:00:00">
            <text:p>12/2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ROBANNA SHORES</text:p>
          </table:table-cell>
        </table:table-row>
        <table:table-row table:style-name="ro2">
          <table:table-cell table:style-name="ce21" office:value-type="float" office:value="38922">
            <text:p>38922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HERITAGE HAMLET</text:p>
          </table:table-cell>
        </table:table-row>
        <table:table-row table:style-name="ro2">
          <table:table-cell table:style-name="ce24" office:value-type="date" office:date-value="2006-06-26T00:00:00">
            <text:p>6/26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5-12T00:00:00">
            <text:p>5/12/2006</text:p>
          </table:table-cell>
          <table:table-cell table:style-name="ce21" office:value-type="string">
            <text:p>THROWING OBJECT AT MOVING VEHICL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7-25T00:00:00">
            <text:p>7/2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HARON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CHEADLE HEIGHTS</text:p>
          </table:table-cell>
        </table:table-row>
        <table:table-row table:style-name="ro2">
          <table:table-cell table:style-name="ce24" office:value-type="date" office:date-value="2006-12-12T00:00:00">
            <text:p>12/1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HIRLEY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9-12T00:00:00">
            <text:p>9/12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SHIRLEY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8-15T00:00:00">
            <text:p>8/1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HIRLEY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7-28T00:00:00">
            <text:p>7/28/2006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SHIRLEY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6-05T00:00:00">
            <text:p>6/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HIRLEY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5-24T00:00:00">
            <text:p>5/24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SHIRLEY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5-28T00:00:00">
            <text:p>5/28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IR JOHN WAY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SOMMERVILLE</text:p>
          </table:table-cell>
        </table:table-row>
        <table:table-row table:style-name="ro2">
          <table:table-cell table:style-name="ce24" office:value-type="date" office:date-value="2006-12-25T00:00:00">
            <text:p>12/2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OMMERVILLE WAY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SOMMERVILLE</text:p>
          </table:table-cell>
        </table:table-row>
        <table:table-row table:style-name="ro2">
          <table:table-cell table:style-name="ce24" office:value-type="date" office:date-value="2006-05-28T00:00:00">
            <text:p>5/28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OMMERVILLE WAY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SOMMERVILLE</text:p>
          </table:table-cell>
        </table:table-row>
        <table:table-row table:style-name="ro2">
          <table:table-cell table:style-name="ce24" office:value-type="date" office:date-value="2006-05-28T00:00:00">
            <text:p>5/28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OMMERVILLE WAY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SOMMERVILLE</text:p>
          </table:table-cell>
        </table:table-row>
        <table:table-row table:style-name="ro2">
          <table:table-cell table:style-name="ce24" office:value-type="date" office:date-value="2006-05-28T00:00:00">
            <text:p>5/28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OMMERVILLE WAY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SOMMERVILLE</text:p>
          </table:table-cell>
        </table:table-row>
        <table:table-row table:style-name="ro2">
          <table:table-cell table:style-name="ce24" office:value-type="date" office:date-value="2006-04-07T00:00:00">
            <text:p>4/7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SOMMERVILLE WAY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SOMMERVILLE</text:p>
          </table:table-cell>
        </table:table-row>
        <table:table-row table:style-name="ro2">
          <table:table-cell table:style-name="ce24" office:value-type="date" office:date-value="2006-10-11T00:00:00">
            <text:p>10/11/2006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SPARRER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CHISMANS POINT</text:p>
          </table:table-cell>
        </table:table-row>
        <table:table-row table:style-name="ro2">
          <table:table-cell table:style-name="ce24" office:value-type="date" office:date-value="2006-11-08T00:00:00">
            <text:p>11/8/2006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SPARRER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CHISMANS POINT</text:p>
          </table:table-cell>
        </table:table-row>
        <table:table-row table:style-name="ro2">
          <table:table-cell table:style-name="ce24" office:value-type="date" office:date-value="2006-07-15T00:00:00">
            <text:p>7/15/2006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TRAVIS CIRCLE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ROBANNA SHORES</text:p>
          </table:table-cell>
        </table:table-row>
        <table:table-row table:style-name="ro2">
          <table:table-cell table:style-name="ce24" office:value-type="date" office:date-value="2006-08-13T00:00:00">
            <text:p>8/13/2006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WHITES LANE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8-17T00:00:00">
            <text:p>8/17/2006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WILDEY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10-30T00:00:00">
            <text:p>10/3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LLIS CIRCLE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ROBANNA SHORES</text:p>
          </table:table-cell>
        </table:table-row>
        <table:table-row table:style-name="ro2">
          <table:table-cell table:style-name="ce24" office:value-type="date" office:date-value="2006-10-26T00:00:00">
            <text:p>10/2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LLIS CIRCLE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ROBANNA SHORES</text:p>
          </table:table-cell>
        </table:table-row>
        <table:table-row table:style-name="ro2">
          <table:table-cell table:style-name="ce24" office:value-type="date" office:date-value="2006-04-29T00:00:00">
            <text:p>4/29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WILLIS CIRCLE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ROBANNA SHORES</text:p>
          </table:table-cell>
        </table:table-row>
        <table:table-row table:style-name="ro2">
          <table:table-cell table:style-name="ce24" office:value-type="date" office:date-value="2006-12-22T00:00:00">
            <text:p>12/22/2006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WILLS CIRCLE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ROBANNA SHORES</text:p>
          </table:table-cell>
        </table:table-row>
        <table:table-row table:style-name="ro2">
          <table:table-cell table:style-name="ce24" office:value-type="date" office:date-value="2006-11-05T00:00:00">
            <text:p>11/5/2006</text:p>
          </table:table-cell>
          <table:table-cell table:style-name="ce21" office:value-type="string">
            <text:p>VIOLATE PROTECTIVE ORDERS </text:p>
          </table:table-cell>
          <table:table-cell table:style-name="ce21" office:value-type="string">
            <text:p>WILLS CIRCLE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ROBANNA SHORES</text:p>
          </table:table-cell>
        </table:table-row>
        <table:table-row table:style-name="ro2">
          <table:table-cell table:style-name="ce24" office:value-type="date" office:date-value="2006-11-05T00:00:00">
            <text:p>11/5/2006</text:p>
          </table:table-cell>
          <table:table-cell table:style-name="ce21" office:value-type="string">
            <text:p>STALKING </text:p>
          </table:table-cell>
          <table:table-cell table:style-name="ce21" office:value-type="string">
            <text:p>WILLS CIRCLE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ROBANNA SHORES</text:p>
          </table:table-cell>
        </table:table-row>
        <table:table-row table:style-name="ro2">
          <table:table-cell table:style-name="ce24" office:value-type="date" office:date-value="2006-12-02T00:00:00">
            <text:p>12/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NSOME HAVEN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HERITAGE HAMLET</text:p>
          </table:table-cell>
        </table:table-row>
        <table:table-row table:style-name="ro2">
          <table:table-cell table:style-name="ce24" office:value-type="date" office:date-value="2006-11-09T00:00:00">
            <text:p>11/9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WOODS ROAD </text:p>
          </table:table-cell>
          <table:table-cell table:style-name="ce21" office:value-type="float" office:value="23696">
            <text:p>23696</text:p>
          </table:table-cell>
        </table:table-row>
        <table:table-row table:style-name="ro2">
          <table:table-cell table:style-name="ce24" office:value-type="date" office:date-value="2006-01-17T00:00:00">
            <text:p>1/1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ORNOM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ESTHERBROOK</text:p>
          </table:table-cell>
        </table:table-row>
        <table:table-row table:style-name="ro2">
          <table:table-cell table:style-name="ce24" office:value-type="date" office:date-value="2006-10-10T00:00:00">
            <text:p>10/10/2006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YORK POINT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YORK POINT</text:p>
          </table:table-cell>
        </table:table-row>
        <table:table-row table:style-name="ro2">
          <table:table-cell table:style-name="ce24" office:value-type="date" office:date-value="2006-08-15T00:00:00">
            <text:p>8/1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YORK POINT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YORK POINT</text:p>
          </table:table-cell>
        </table:table-row>
        <table:table-row table:style-name="ro2">
          <table:table-cell table:style-name="ce24" office:value-type="date" office:date-value="2006-04-08T00:00:00">
            <text:p>4/8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YORK POINT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YORK POINT</text:p>
          </table:table-cell>
        </table:table-row>
        <table:table-row table:style-name="ro2">
          <table:table-cell table:style-name="ce24" office:value-type="date" office:date-value="2006-04-08T00:00:00">
            <text:p>4/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YORK POINT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YORK POINT</text:p>
          </table:table-cell>
        </table:table-row>
        <table:table-row table:style-name="ro2">
          <table:table-cell table:style-name="ce24" office:value-type="date" office:date-value="2006-01-03T00:00:00">
            <text:p>1/3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YORK POINT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string">
            <text:p>YORK POIN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